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circle draw:style-name="gr1" draw:layer="layout" svg:width="2cm" svg:height="2cm" svg:x="0cm" svg:y="0cm">
            <text:p/>
          </draw:circle>
          <draw:path draw:style-name="gr2" draw:layer="layout" svg:width="1.333cm" svg:height="0.412cm" svg:x="0.333cm" svg:y="1.333cm" svg:viewBox="0 0 1334 413" svg:d="m0 0v0c0 21 22 43 44 65 67 109 156 196 267 261s222 87 356 87 244-22 355-87 200-152 267-261c22-22 22-44 45-65">
            <text:p/>
          </draw:path>
          <draw:circle draw:style-name="gr3" draw:layer="layout" svg:width="0.222cm" svg:height="0.222cm" svg:x="0.333cm" svg:y="0.556cm">
            <text:p/>
          </draw:circle>
          <draw:circle draw:style-name="gr3" draw:layer="layout" svg:width="0.222cm" svg:height="0.222cm" svg:x="1.444cm" svg:y="0.556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Value Stream Mapping - Happy Face</dc:title>
    <meta:creation-date>2011-02-07T17:07:3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